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014a7"/>
    </style:style>
    <style:style style:name="P2" style:family="paragraph" style:parent-style-name="Heading_20_1">
      <style:text-properties officeooo:paragraph-rsid="000014a7"/>
    </style:style>
    <style:style style:name="P3" style:family="paragraph" style:parent-style-name="Standard" style:list-style-name="WW8Num2">
      <style:text-properties officeooo:paragraph-rsid="000014a7"/>
    </style:style>
    <style:style style:name="P4" style:family="paragraph" style:parent-style-name="Standard">
      <style:text-properties officeooo:paragraph-rsid="000014a7"/>
    </style:style>
    <style:style style:name="P5" style:family="paragraph" style:parent-style-name="Standard">
      <style:text-properties style:font-name="Calibri" fo:font-size="11pt" fo:language="none" fo:country="none" fo:font-weight="bold" officeooo:paragraph-rsid="000014a7" style:font-size-asian="11pt" style:language-asian="none" style:country-asian="none" style:font-weight-asian="bold" style:font-name-complex="Calibri" style:font-size-complex="11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one" style:country-asian="none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188202935"/>Методические указания по выполнению лабораторных работ по ООП<text:bookmark-end text:name="__RefHeading___Toc188202935"/></text:h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88202935" text:style-name="Index_20_Link_20__28_user_29_" text:visited-style-name="Index_20_Link_20__28_user_29_"><text:span text:style-name="T4">Методические указания по выполнению лабораторных работ по ООП<text:tab/>1</text:span></text:a></text:p>
          <text:p text:style-name="P1"><text:a xlink:type="simple" xlink:href="#__RefHeading___Toc188202936" text:style-name="Index_20_Link_20__28_user_29_" text:visited-style-name="Index_20_Link_20__28_user_29_"><text:span text:style-name="T4">Общие требования<text:tab/>1</text:span></text:a></text:p>
          <text:p text:style-name="P1"><text:a xlink:type="simple" xlink:href="#__RefHeading___Toc188202937" text:style-name="Index_20_Link_20__28_user_29_" text:visited-style-name="Index_20_Link_20__28_user_29_"><text:span text:style-name="T4">Лабораторная работа 1. «Кнопки и Формы»<text:tab/>1</text:span></text:a></text:p>
          <text:p text:style-name="P1"><text:a xlink:type="simple" xlink:href="#__RefHeading___Toc188202938" text:style-name="Index_20_Link_20__28_user_29_" text:visited-style-name="Index_20_Link_20__28_user_29_"><text:span text:style-name="T4">Лабораторная работа 2. «Объекты и Классы»<text:tab/>3</text:span></text:a></text:p>
          <text:p text:style-name="P1"><text:a xlink:type="simple" xlink:href="#__RefHeading___Toc188202939" text:style-name="Index_20_Link_20__28_user_29_" text:visited-style-name="Index_20_Link_20__28_user_29_"><text:span text:style-name="T4">Лабораторная работа 3. Часть 1 из 2: «Круги на форме»<text:tab/>4</text:span></text:a></text:p>
          <text:p text:style-name="P1"><text:a xlink:type="simple" xlink:href="#__RefHeading___Toc188202940" text:style-name="Index_20_Link_20__28_user_29_" text:visited-style-name="Index_20_Link_20__28_user_29_"><text:span text:style-name="T4">Лабораторная работа 3. Часть 2 из 2: «</text:span><text:span text:style-name="T2">MVC</text:span><text:span text:style-name="T4">»<text:tab/>6</text:span></text:a></text:p>
          <text:p text:style-name="P1"><text:a xlink:type="simple" xlink:href="#__RefHeading___Toc188202941" text:style-name="Index_20_Link_20__28_user_29_" text:visited-style-name="Index_20_Link_20__28_user_29_"><text:span text:style-name="T4">Лабораторная работа 4. «Визуальный редактор»<text:tab/>7</text:span></text:a></text:p>
          <text:p text:style-name="P1"><text:a xlink:type="simple" xlink:href="#__RefHeading___Toc188202942" text:style-name="Index_20_Link_20__28_user_29_" text:visited-style-name="Index_20_Link_20__28_user_29_"><text:span text:style-name="T4">Лабораторная работа 5. «Жизненный цикл объектов С++ и Виртуальность»<text:tab/>7</text:span></text:a></text:p>
          <text:p text:style-name="P1"><text:a xlink:type="simple" xlink:href="#__RefHeading___Toc188202943" text:style-name="Index_20_Link_20__28_user_29_" text:visited-style-name="Index_20_Link_20__28_user_29_"><text:span text:style-name="T4">Лабораторная работа 6. «Группировка и сохранение»<text:tab/>9</text:span></text:a></text:p>
          <text:p text:style-name="P1"><text:a xlink:type="simple" xlink:href="#__RefHeading___Toc188202944" text:style-name="Index_20_Link_20__28_user_29_" text:visited-style-name="Index_20_Link_20__28_user_29_"><text:span text:style-name="T4">Лабораторная работа 7. «Дерево объектов, подписка»<text:tab/>10</text:span></text:a></text:p>
        </text:index-body>
      </text:table-of-content>
      <text:p text:style-name="P5"/>
      <text:p text:style-name="P4">Данные методические указания предназначены для выполнения лабораторных работ по ООП. Они определяют порядок и содержание выполняемых работ, а также процесс защиты результатов.</text:p>
      <text:h text:style-name="P2" text:outline-level="1"><text:bookmark-start text:name="__RefHeading___Toc188202936"/>Общие требования<text:bookmark-end text:name="__RefHeading___Toc188202936"/></text:h>
      <text:list xml:id="list3932422329" text:style-name="WW8Num2">
        <text:list-item>
          <text:p text:style-name="P3">Программные требования:</text:p>
          <text:list>
            <text:list-item>
              <text:p text:style-name="P3">в каждой лабораторной работе указано, на каком языке программирования она должна разрабатываться</text:p>
            </text:list-item>
            <text:list-item>
              <text:p text:style-name="P3">обязательны комментарии к коду, стиль отступов, именований переменных и функций (любой стиль <text:span text:style-name="T1">PEP</text:span> 7 или аналогичный для соответствующего языка)</text:p>
            </text:list-item>
            <text:list-item>
              <text:p text:style-name="P3">отладочный вывод в консоль (при наличии) в большинстве методов (Л.Р.2,5)</text:p>
            </text:list-item>
          </text:list>
        </text:list-item>
        <text:list-item>
          <text:p text:style-name="P3">Организационные требования:</text:p>
          <text:list>
            <text:list-item>
              <text:p text:style-name="P3">лабораторная работа выполняется на занятиях в университете очно и/или самостоятельно в любое время заочно; после этого на любом из занятий она защищается преподавателю очно в университете.</text:p>
            </text:list-item>
            <text:list-item>
              <text:p text:style-name="P3">лабораторная работа выполняется строго самостоятельно, использование чужих лабораторных работ для сдачи не допускается.</text:p>
            </text:list-item>
            <text:list-item>
              <text:p text:style-name="P3">обязательно <text:span text:style-name="T6">использование системы контроля версий </text:span><text:span text:style-name="T3">git</text:span><text:span text:style-name="T6"> (можно локально, можно на гитхабе)</text:span> начиная со <text:span text:style-name="T6">второй</text:span> лабораторной, при сдаче лабораторной обязательно должна показываться история коммитов разработки.</text:p>
            </text:list-item>
            <text:list-item>
              <text:p text:style-name="P3"><text:a xlink:type="simple" xlink:href="https://www.youtube.com/watch?v=9XKwTKz3IgU" text:style-name="Internet_20_link" text:visited-style-name="Visited_20_Internet_20_Link"><text:span text:style-name="Internet_20_link">https://www.youtube.com/watch?v=9XKwTKz3IgU</text:span></text:a> – лекция для изучения <text:span text:style-name="T1">git</text:span> </text:p>
            </text:list-item>
          </text:list>
        </text:list-item>
      </text:list>
      <text:h text:style-name="P2" text:outline-level="1"><text:bookmark-start text:name="__RefHeading___Toc188202941"/>Лабораторная работа 4. «Визуальный редактор»<text:bookmark-end text:name="__RefHeading___Toc188202941"/></text:h>
      <text:p text:style-name="P4">Тип приложения: <text:span text:style-name="T1">GUI</text:span>; язык: без ограничений. Использование <text:span text:style-name="T1">C</text:span>++ и <text:span text:style-name="T1">Qt</text:span> или <text:span text:style-name="T1">Python</text:span> и <text:span text:style-name="T1">pyQt</text:span> даёт небольшой бонус на экзамене.</text:p>
      <text:p text:style-name="P4">На основе Л.Р.3 реализовать простейший визуальный редактор векторных объектов (круг, квадрат, эллипс, прямоугольник, треугольник, отрезок, и т.д.) со следующей функциональностью:</text:p>
      <text:list text:continue-numbering="true" text:style-name="WW8Num2">
        <text:list-item>
          <text:p text:style-name="P3">Создание графических объектов на экране:</text:p>
          <text:list>
            <text:list-item>
              <text:p text:style-name="P3">меню, панель инструментов с доступными классами объектов</text:p>
            </text:list-item>
            <text:list-item>
              <text:p text:style-name="P3">добавление нового объекта в рабочую область</text:p>
            </text:list-item>
            <text:list-item>
              <text:p text:style-name="P3">изменение пользователем размера формы</text:p>
            </text:list-item>
          </text:list>
        </text:list-item>
        <text:list-item>
          <text:p text:style-name="P3">Манипуляции объектами в рабочей области:</text:p>
          <text:list>
            <text:list-item>
              <text:p text:style-name="P3">выбор объекта для манипулирования (выделяется цветом или рамкой)</text:p>
            </text:list-item>
            <text:list-item>
              <text:p text:style-name="P3">несколько одновременно выбранных объектов</text:p>
            </text:list-item>
            <text:list-item>
              <text:p text:style-name="P3">изменение цвета, размера, положения</text:p>
            </text:list-item>
            <text:list-item>
              <text:p text:style-name="P3"><text:soft-page-break/>удаление объекта из рабочей области</text:p>
            </text:list-item>
            <text:list-item>
              <text:p text:style-name="P3">контроль выхода за рабочую область (при передвижении объект не должен выходить за границы ни одной своей частью)</text:p>
            </text:list-item>
          </text:list>
        </text:list-item>
        <text:list-item>
          <text:p text:style-name="P3">Программные требования:</text:p>
          <text:list>
            <text:list-item>
              <text:p text:style-name="P3">манипуляции объектами выполняются с помощью клавиатуры, при этом выбор клавиш <text:s/>управления должен быть как можно ближе к используемым обычно для таких задач в среде Windows</text:p>
            </text:list-item>
            <text:list-item>
              <text:p text:style-name="P3"><text:s/>«хорошая» иерархия классов</text:p>
            </text:list-item>
            <text:list-item>
              <text:p text:style-name="P3">использование стандартных диалогов для выбора цвета</text:p>
            </text:list-item>
            <text:list-item>
              <text:p text:style-name="P3">использование своего контейнера объектов из Л.Р.3</text:p>
            </text:list-item>
            <text:list-item>
              <text:p text:style-name="P3">отделение взаимодействия с пользователем от логики работы классов </text:p>
            </text:list-item>
          </text:list>
        </text:list-item>
      </text:list>
      <text:p text:style-name="P4"/>
      <text:p text:style-name="P4">При защите лабораторной работы необходимо продемонстрировать полученную иерархию классов, в частности, базовый класс фигуры, в который вынесено как можно большая часть функциональности. Необходимо исключить дублирование такой функциональности, как проверка выхода фигуры за границы экрана (потому что она будет требоваться, например, как при перемещении объекта, так и при изменении его размера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3:54:21.178157360</meta:creation-date>
    <dc:date>2025-11-05T13:55:16.726764795</dc:date>
    <meta:editing-duration>PT56S</meta:editing-duration>
    <meta:editing-cycles>1</meta:editing-cycles>
    <meta:document-statistic meta:table-count="0" meta:image-count="0" meta:object-count="0" meta:page-count="2" meta:paragraph-count="42" meta:word-count="455" meta:character-count="3328" meta:non-whitespace-character-count="2935"/>
    <meta:generator>LibreOffice/24.2.7.2$Linux_X86_64 LibreOffice_project/420$Build-2</meta:generator>
  </office:meta>
</office:document-meta>
</file>